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087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10.86cm"/>
    </style:style>
    <style:style style:name="co16" style:family="table-column">
      <style:table-column-properties fo:break-before="auto" style:column-width="1.812cm"/>
    </style:style>
    <style:style style:name="co17" style:family="table-column">
      <style:table-column-properties fo:break-before="auto" style:column-width="1.893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429cm"/>
    </style:style>
    <style:style style:name="co20" style:family="table-column">
      <style:table-column-properties fo:break-before="auto" style:column-width="1.702cm"/>
    </style:style>
    <style:style style:name="co21" style:family="table-column">
      <style:table-column-properties fo:break-before="auto" style:column-width="5.475cm"/>
    </style:style>
    <style:style style:name="co22" style:family="table-column">
      <style:table-column-properties fo:break-before="auto" style:column-width="2.249cm"/>
    </style:style>
    <style:style style:name="co23" style:family="table-column">
      <style:table-column-properties fo:break-before="auto" style:column-width="2.439cm"/>
    </style:style>
    <style:style style:name="co24" style:family="table-column">
      <style:table-column-properties fo:break-before="auto" style:column-width="1.921cm"/>
    </style:style>
    <style:style style:name="co25" style:family="table-column">
      <style:table-column-properties fo:break-before="auto" style:column-width="5.283cm"/>
    </style:style>
    <style:style style:name="co26" style:family="table-column">
      <style:table-column-properties fo:break-before="auto" style:column-width="2.632cm"/>
    </style:style>
    <style:style style:name="co27" style:family="table-column">
      <style:table-column-properties fo:break-before="auto" style:column-width="1.757cm"/>
    </style:style>
    <style:style style:name="co28" style:family="table-column">
      <style:table-column-properties fo:break-before="auto" style:column-width="1.697cm"/>
    </style:style>
    <style:style style:name="co29" style:family="table-column">
      <style:table-column-properties fo:break-before="auto" style:column-width="1.836cm"/>
    </style:style>
    <style:style style:name="co30" style:family="table-column">
      <style:table-column-properties fo:break-before="auto" style:column-width="1.866cm"/>
    </style:style>
    <style:style style:name="co31" style:family="table-column">
      <style:table-column-properties fo:break-before="auto" style:column-width="2.932cm"/>
    </style:style>
    <style:style style:name="co32" style:family="table-column">
      <style:table-column-properties fo:break-before="auto" style:column-width="2.974cm"/>
    </style:style>
    <style:style style:name="co33" style:family="table-column">
      <style:table-column-properties fo:break-before="auto" style:column-width="1.446cm"/>
    </style:style>
    <style:style style:name="co34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istóri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Prioridade</text:p>
          </table:table-cell>
          <table:table-cell office:value-type="string">
            <text:p>Dificuldade</text:p>
          </table:table-cell>
          <table:table-cell office:value-type="string">
            <text:p>Este Sprint</text:p>
          </table:table-cell>
        </table:table-row>
        <table:table-row table:style-name="ro1">
          <table:table-cell office:value-type="string">
            <text:p>manter informações de cliente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compra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 comprado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 disponívei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produtos podem possuir várias categorias</text:p>
          </table:table-cell>
          <table:table-cell office:value-type="string">
            <text:p>crítico</text:p>
          </table:table-cell>
          <table:table-cell office:value-type="string">
            <text:p>alta</text:p>
          </table:table-cell>
          <table:table-cell office:value-type="string">
            <text:p>médi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usar sessão para manter login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fazer upload das fotos dos produto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senhas devem ser criptografadas (não-MD5)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gerenciar usuários</text:p>
          </table:table-cell>
          <table:table-cell office:value-type="string">
            <text:p>utilidad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disponibilizar carrinho de compra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médio</text:p>
          </table:table-cell>
          <table:table-cell/>
        </table:table-row>
        <table:table-row table:style-name="ro1">
          <table:table-cell office:value-type="string">
            <text:p>disponibilizar lista de desej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sistema de descont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escrever manuais do usuário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disponibilizar relatórios administrativ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/>
        </table:table-row>
        <table:table-row table:style-name="ro1">
          <table:table-cell office:value-type="string">
            <text:p>dar suporte a internacionalização</text:p>
          </table:table-cell>
          <table:table-cell office:value-type="string">
            <text:p>feito</text:p>
          </table:table-cell>
          <table:table-cell office:value-type="string">
            <text:p>alta</text:p>
          </table:table-cell>
          <table:table-cell table:number-columns-repeated="2"/>
        </table:table-row>
        <table:table-row table:style-name="ro1">
          <table:table-cell office:value-type="string">
            <text:p>usar arquitetura MVC</text:p>
          </table:table-cell>
          <table:table-cell office:value-type="string">
            <text:p>feito</text:p>
          </table:table-cell>
          <table:table-cell office:value-type="string">
            <text:p>alta</text:p>
          </table:table-cell>
          <table:table-cell table:number-columns-repeated="2"/>
        </table:table-row>
        <table:table-row table:style-name="ro1">
          <table:table-cell office:value-type="string">
            <text:p>usar banco de dados</text:p>
          </table:table-cell>
          <table:table-cell office:value-type="string">
            <text:p>feito</text:p>
          </table:table-cell>
          <table:table-cell office:value-type="string">
            <text:p>alta</text:p>
          </table:table-cell>
          <table:table-cell table:number-columns-repeated="2"/>
        </table:table-row>
        <table:table-row table:style-name="ro1">
          <table:table-cell office:value-type="string">
            <text:p>usar ant script</text:p>
          </table:table-cell>
          <table:table-cell office:value-type="string">
            <text:p>feito</text:p>
          </table:table-cell>
          <table:table-cell office:value-type="string">
            <text:p>alta</text:p>
          </table:table-cell>
          <table:table-cell table:number-columns-repeated="2"/>
        </table:table-row>
      </table:table>
      <table:table table:name="Recursos" table:style-name="ta1" table:print="false"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5" office:value-type="string">
            <text:p>Seg</text:p>
          </table:table-cell>
          <table:table-cell table:style-name="ce5" office:value-type="string">
            <text:p>Ter</text:p>
          </table:table-cell>
          <table:table-cell table:style-name="ce5" office:value-type="string">
            <text:p>Qua</text:p>
          </table:table-cell>
          <table:table-cell table:style-name="ce5" office:value-type="string">
            <text:p>Qui</text:p>
          </table:table-cell>
          <table:table-cell table:style-name="ce5" office:value-type="string">
            <text:p>Sex</text:p>
          </table:table-cell>
          <table:table-cell table:style-name="ce5" office:value-type="string">
            <text:p>Sab</text:p>
          </table:table-cell>
          <table:table-cell table:style-name="ce5" office:value-type="string">
            <text:p>Dom</text:p>
          </table:table-cell>
          <table:table-cell table:style-name="ce7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Petrus</text:p>
          </table:table-cell>
          <table:table-cell table:number-columns-repeated="7" office:value-type="float" office:value="0">
            <text:p>0</text:p>
          </table:table-cell>
          <table:table-cell table:style-name="ce8" table:formula="of:=SUM([.B2:.H2])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Sono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8" table:formula="of:=SUM([.B3:.H3])" office:value-type="float" office:value="53">
            <text:p>53</text:p>
          </table:table-cell>
          <table:table-cell/>
        </table:table-row>
        <table:table-row table:style-name="ro1">
          <table:table-cell table:style-name="ce2" office:value-type="string">
            <text:p>Bira</text:p>
          </table:table-cell>
          <table:table-cell table:number-columns-repeated="7" office:value-type="float" office:value="0">
            <text:p>0</text:p>
          </table:table-cell>
          <table:table-cell table:style-name="ce8" table:formula="of:=SUM([.B4:.H4])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Total</text:p>
          </table:table-cell>
          <table:table-cell table:style-name="ce6" table:formula="of:=SUM([.B2:.B4])" office:value-type="float" office:value="6">
            <text:p>6</text:p>
          </table:table-cell>
          <table:table-cell table:style-name="ce6" table:formula="of:=SUM([.C2:.C4])" office:value-type="float" office:value="6">
            <text:p>6</text:p>
          </table:table-cell>
          <table:table-cell table:style-name="ce6" table:formula="of:=SUM([.D2:.D4])" office:value-type="float" office:value="5">
            <text:p>5</text:p>
          </table:table-cell>
          <table:table-cell table:style-name="ce6" table:formula="of:=SUM([.E2:.E4])" office:value-type="float" office:value="6">
            <text:p>6</text:p>
          </table:table-cell>
          <table:table-cell table:style-name="ce6" table:formula="of:=SUM([.F2:.F4])" office:value-type="float" office:value="8">
            <text:p>8</text:p>
          </table:table-cell>
          <table:table-cell table:style-name="ce6" table:formula="of:=SUM([.G2:.G4])" office:value-type="float" office:value="12">
            <text:p>12</text:p>
          </table:table-cell>
          <table:table-cell table:style-name="ce6" table:formula="of:=SUM([.H2:.H4])" office:value-type="float" office:value="10">
            <text:p>10</text:p>
          </table:table-cell>
          <table:table-cell table:style-name="ce9" table:formula="of:=SUM([.I2:.I4])" office:value-type="float" office:value="53">
            <text:p>53</text:p>
          </table:table-cell>
          <table:table-cell office:value-type="string">
            <text:p>horas/semana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euniões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Dia</text:p>
          </table:table-cell>
          <table:table-cell office:value-type="string">
            <text:p>Manhã</text:p>
          </table:table-cell>
          <table:table-cell office:value-type="string">
            <text:p>Tarde</text:p>
          </table:table-cell>
          <table:table-cell office:value-type="string">
            <text:p>Noite</text:p>
          </table:table-cell>
          <table:table-cell table:number-columns-repeated="6"/>
        </table:table-row>
        <table:table-row table:style-name="ro1">
          <table:table-cell office:value-type="date" office:date-value="2011-06-13">
            <text:p>13/06/11</text:p>
          </table:table-cell>
          <table:table-cell table:number-columns-repeated="9"/>
        </table:table-row>
        <table:table-row table:style-name="ro1">
          <table:table-cell office:value-type="date" office:date-value="2011-06-14">
            <text:p>14/06/11</text:p>
          </table:table-cell>
          <table:table-cell table:number-columns-repeated="9"/>
        </table:table-row>
        <table:table-row table:style-name="ro1">
          <table:table-cell office:value-type="date" office:date-value="2011-06-15">
            <text:p>15/06/11</text:p>
          </table:table-cell>
          <table:table-cell table:number-columns-repeated="9"/>
        </table:table-row>
        <table:table-row table:style-name="ro1">
          <table:table-cell office:value-type="date" office:date-value="2011-06-16">
            <text:p>16/06/11</text:p>
          </table:table-cell>
          <table:table-cell table:number-columns-repeated="9"/>
        </table:table-row>
        <table:table-row table:style-name="ro1">
          <table:table-cell office:value-type="date" office:date-value="2011-06-17">
            <text:p>17/06/11</text:p>
          </table:table-cell>
          <table:table-cell table:number-columns-repeated="9"/>
        </table:table-row>
        <table:table-row table:style-name="ro1">
          <table:table-cell office:value-type="date" office:date-value="2011-06-18">
            <text:p>18/06/11</text:p>
          </table:table-cell>
          <table:table-cell table:number-columns-repeated="9"/>
        </table:table-row>
        <table:table-row table:style-name="ro1">
          <table:table-cell office:value-type="date" office:date-value="2011-06-19">
            <text:p>19/06/11</text:p>
          </table:table-cell>
          <table:table-cell table:number-columns-repeated="9"/>
        </table:table-row>
      </table:table>
      <table:table table:name="Tarefa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1018" table:default-cell-style-name="Default"/>
        <table:table-row table:style-name="ro1">
          <table:table-cell table:style-name="ce10" office:value-type="string">
            <text:p>Tarefa</text:p>
          </table:table-cell>
          <table:table-cell table:style-name="ce10" office:value-type="string">
            <text:p>Categoria</text:p>
          </table:table-cell>
          <table:table-cell table:style-name="ce10" office:value-type="string">
            <text:p>Prioridade</text:p>
          </table:table-cell>
          <table:table-cell table:style-name="ce10" office:value-type="string">
            <text:p>Dificuldade</text:p>
          </table:table-cell>
          <table:table-cell table:style-name="ce10" office:value-type="string">
            <text:p>Pontos</text:p>
          </table:table-cell>
          <table:table-cell table:style-name="ce10" office:value-type="string">
            <text:p>Situação</text:p>
          </table:table-cell>
          <table:table-cell table:style-name="ce10" table:number-columns-repeated="1018"/>
        </table:table-row>
        <table:table-row table:style-name="ro1">
          <table:table-cell office:value-type="string">
            <text:p>gerenciar cliente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erenciar produt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erenciar compra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erenciar produtos comprad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odelar produtos disponívei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erenciar produtos disponívei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erenciar categorias de produt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ogin por sessão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ar suporte ao português</text:p>
          </table:table-cell>
          <table:table-cell office:value-type="string">
            <text:p>visã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estar módulo de cliente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gerenciamento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oferta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compra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estar módulo de gerenciamento de venda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i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gerenciamento de produtos comprad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produtos comprad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estar módulo de produtos disponívei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gerenciamento de categorias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e usuários do sistema</text:p>
          </table:table-cell>
          <table:table-cell office:value-type="string">
            <text:p>visão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testar módulo de gerenciamento de usuários do sistema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estar módulo de usuários do sistema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o cliente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para oferecer produt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para gerenciar produt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de compra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e gerenciamento de venda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de gerenciamento de produtos comprad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de produtos comprad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e gerenciamento de produtos disponívei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nterface de gerenciamento de categorias de produtos</text:p>
          </table:table-cell>
          <table:table-cell office:value-type="string">
            <text:p>visão</text:p>
          </table:table-cell>
          <table:table-cell table:number-columns-repeated="2" office:value-type="string">
            <text:p>média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ar suporte ao inglê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gerenciar usuários do sistema</text:p>
          </table:table-cell>
          <table:table-cell office:value-type="string">
            <text:p>controle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e gerenciamento de usuários do sistema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servlet de upload das fot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erenciamento de arquivos das foto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nterface de upload de fotos</text:p>
          </table:table-cell>
          <table:table-cell office:value-type="string">
            <text:p>visão</text:p>
          </table:table-cell>
          <table:table-cell office:value-type="string">
            <text:p>baixa</text:p>
          </table:table-cell>
          <table:table-cell office:value-type="string">
            <text:p>média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esquisar criptografia ou sumarização não-MD5</text:p>
          </table:table-cell>
          <table:table-cell office:value-type="string">
            <text:p>pesquisa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armazenamento de senha criptografada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2:.E34])" office:value-type="float" office:value="160">
            <text:p>160</text:p>
          </table:table-cell>
          <table:table-cell table:number-columns-repeated="1018"/>
          <table:table-cell/>
        </table:table-row>
      </table:table>
      <table:table table:name="Execução" table:style-name="ta1" table:print="false">
        <table:table-column table:style-name="co2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office:value-type="string">
            <text:p>Dificuldade</text:p>
          </table:table-cell>
          <table:table-cell office:value-type="string">
            <text:p>Pontos</text:p>
          </table:table-cell>
          <table:table-cell office:value-type="string">
            <text:p>Alocado Em</text:p>
          </table:table-cell>
          <table:table-cell office:value-type="string">
            <text:p>Alocado Para</text:p>
          </table:table-cell>
          <table:table-cell office:value-type="string">
            <text:p>Progresso</text:p>
          </table:table-cell>
        </table:table-row>
        <table:table-row table:style-name="ro1">
          <table:table-cell office:value-type="string">
            <text:p>gerenciar cliente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compra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 comprad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 disponívei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categorias de produt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login por sessão</text:p>
          </table:table-cell>
          <table:table-cell office:value-type="string">
            <text:p>controle</text:p>
          </table:table-cell>
          <table:table-cell office:value-type="string">
            <text:p>fácil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gerenciar usuários do sistema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ar suporte ao português</text:p>
          </table:table-cell>
          <table:table-cell office:value-type="string">
            <text:p>visão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dar suporte ao inglês</text:p>
          </table:table-cell>
          <table:table-cell office:value-type="string">
            <text:p>visão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11])" office:value-type="float" office:value="42">
            <text:p>42</text:p>
          </table:table-cell>
          <table:table-cell table:number-columns-repeated="3"/>
        </table:table-row>
      </table:table>
      <table:table table:name="Feito" table:style-name="ta1" table:print="false"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office:value-type="string">
            <text:p>Terminada Em</text:p>
          </table:table-cell>
          <table:table-cell office:value-type="string">
            <text:p>Feito Por</text:p>
          </table:table-cell>
          <table:table-cell office:value-type="string">
            <text:p>Pont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0)" office:value-type="float" office:value="0">
            <text:p>0</text:p>
          </table:table-cell>
        </table:table-row>
      </table:table>
      <table:table table:name="Progresso" table:style-name="ta1" table:print="false"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>
            <text:p>Dia</text:p>
          </table:table-cell>
          <table:table-cell office:value-type="string">
            <text:p>Projetado</text:p>
          </table:table-cell>
          <table:table-cell office:value-type="string">
            <text:p>Realizado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13/06/11</text:p>
          </table:table-cell>
          <table:table-cell table:formula="of:=ROUND(6 * [Tarefas.E41] / 6)" office:value-type="float" office:value="160">
            <text:p>160</text:p>
          </table:table-cell>
          <table:table-cell table:formula="of:=[Tarefas.E41]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14/06/11</text:p>
          </table:table-cell>
          <table:table-cell table:formula="of:=ROUND(5 * [Tarefas.E41] / 6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date" office:date-value="2011-06-15">
            <text:p>15/06/11</text:p>
          </table:table-cell>
          <table:table-cell table:formula="of:=ROUND(4 * [Tarefas.E41] / 6)" office:value-type="float" office:value="107">
            <text:p>107</text:p>
          </table:table-cell>
          <table:table-cell table:number-columns-repeated="3"/>
          <table:table-cell>
            <draw:frame table:end-cell-address="Progresso.L20" table:end-x="1.308cm" table:end-y="0.132cm" draw:z-index="0" draw:style-name="gr1" svg:width="14.532cm" svg:height="6.986cm" svg:x="0.325cm" svg:y="0.344cm">
              <draw:object draw:notify-on-update-of-ranges="Progresso.A2:Progresso.A8 Progresso.B1:Progresso.B1 Progresso.B2:Progresso.B8 Progresso.C1:Progresso.C1 Progresso.C2:Progresso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1-06-16">
            <text:p>16/06/11</text:p>
          </table:table-cell>
          <table:table-cell table:formula="of:=ROUND(3 * [Tarefas.E41] / 6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date" office:date-value="2011-06-17">
            <text:p>17/06/11</text:p>
          </table:table-cell>
          <table:table-cell table:formula="of:=ROUND(2 * [Tarefas.E41] / 6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1-06-18">
            <text:p>18/06/11</text:p>
          </table:table-cell>
          <table:table-cell table:formula="of:=ROUND(1 * [Tarefas.E41] / 6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date" office:date-value="2011-06-19">
            <text:p>19/06/11</text:p>
          </table:table-cell>
          <table:table-cell table:formula="of:=ROUND(0 * [Tarefas.E41] / 6)" office:value-type="float" office:value="0">
            <text:p>0</text:p>
          </table:table-cell>
          <table:table-cell table:number-columns-repeated="4"/>
        </table:table-row>
      </table:table>
      <table:table table:name="Abandonado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office:value-type="string">
            <text:p>Abandonada Em</text:p>
          </table:table-cell>
          <table:table-cell office:value-type="string">
            <text:p>Abandonada Por</text:p>
          </table:table-cell>
          <table:table-cell office:value-type="string">
            <text:p>Pontos</text:p>
          </table:table-cell>
          <table:table-cell office:value-type="string">
            <text:p>Motivo</text:p>
          </table:table-cell>
        </table:table-row>
      </table:table>
      <table:database-ranges>
        <table:database-range table:target-range-address="Tarefas.A1:Tarefas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00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7H20M03S</meta:editing-duration>
    <meta:editing-cycles>29</meta:editing-cycles>
    <meta:generator>OpenOffice.org/3.2$Unix OpenOffice.org_project/320m12$Build-9483</meta:generator>
    <dc:date>2011-06-13T00:36:14</dc:date>
    <dc:creator>Ricardo Kagawa</dc:creator>
    <meta:document-statistic meta:table-count="7" meta:cell-count="4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33cm" svg:height="6.987cm" xlink:href=".." chart:class="chart:line" chart:style-name="ch1">
        <chart:title svg:x="6.287cm" svg:y="0.14cm" chart:style-name="ch2">
          <text:p>Burndown</text:p>
        </chart:title>
        <chart:legend chart:legend-position="end" svg:x="12.323cm" svg:y="3.024cm" chart:style-name="ch3"/>
        <chart:plot-area chart:style-name="ch4" table:cell-range-address="Progresso.A1:Progresso.C8" chart:data-source-has-labels="both" svg:x="0.29cm" svg:y="0.782cm" svg:width="11.744cm" svg:height="5.927cm">
          <chart:axis chart:dimension="x" chart:name="primary-x" chart:style-name="ch5">
            <chart:categories table:cell-range-address="Progresso.A2:Progresso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o.B2:Progresso.B8" chart:label-cell-address="Progresso.B1:Progresso.B1" chart:class="chart:line">
            <chart:data-point chart:repeated="7"/>
          </chart:series>
          <chart:series chart:style-name="ch8" chart:values-cell-range-address="Progresso.C2:Progresso.C8" chart:label-cell-address="Progresso.C1:Progresso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gresso.B1:Progresso.B1">Projetado</text:p>
              </table:table-cell>
              <table:table-cell office:value-type="string">
                <text:p text:id="Progresso.C1:Progresso.C1">Realizado</text:p>
              </table:table-cell>
            </table:table-row>
          </table:table-header-rows>
          <table:table-rows>
            <table:table-row>
              <table:table-cell office:value-type="string">
                <text:p text:id="Progresso.A2:Progresso.A8">13/06/11</text:p>
              </table:table-cell>
              <table:table-cell office:value-type="float" office:value="160">
                <text:p text:id="Progresso.B2:Progresso.B8">160</text:p>
              </table:table-cell>
              <table:table-cell office:value-type="float" office:value="160">
                <text:p text:id="Progresso.C2:Progresso.C8">160</text:p>
              </table:table-cell>
            </table:table-row>
            <table:table-row>
              <table:table-cell office:value-type="string">
                <text:p>14/06/11</text:p>
              </table:table-cell>
              <table:table-cell office:value-type="float" office:value="133">
                <text:p>1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/06/11</text:p>
              </table:table-cell>
              <table:table-cell office:value-type="float" office:value="107">
                <text:p>1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/06/11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/06/11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/06/11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/06/1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